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Subtitle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text-properties fo:language="fr" fo:country="FR" officeooo:rsid="002807d1" officeooo:paragraph-rsid="002807d1"/>
    </style:style>
    <style:style style:name="P5" style:family="paragraph" style:parent-style-name="Text_20_body" style:list-style-name="L1">
      <style:text-properties fo:language="fr" fo:country="FR" officeooo:rsid="002807d1" officeooo:paragraph-rsid="002807d1"/>
    </style:style>
    <style:style style:name="P6" style:family="paragraph" style:parent-style-name="Text_20_body" style:list-style-name="L1">
      <style:text-properties fo:language="fr" fo:country="FR" officeooo:rsid="00292089" officeooo:paragraph-rsid="00292089"/>
    </style:style>
    <style:style style:name="P7" style:family="paragraph" style:parent-style-name="Text_20_body">
      <style:text-properties fo:language="fr" fo:country="FR" officeooo:rsid="002c42dc" officeooo:paragraph-rsid="002c42dc"/>
    </style:style>
    <style:style style:name="P8" style:family="paragraph" style:parent-style-name="Text_20_body" style:list-style-name="L1">
      <style:text-properties fo:language="fr" fo:country="FR" officeooo:rsid="002c42dc" officeooo:paragraph-rsid="002c42dc"/>
    </style:style>
    <style:style style:name="P9" style:family="paragraph" style:parent-style-name="Text_20_body">
      <style:text-properties fo:language="fr" fo:country="FR" officeooo:rsid="0046d1aa" officeooo:paragraph-rsid="0046d1aa"/>
    </style:style>
    <style:style style:name="P10" style:family="paragraph" style:parent-style-name="Text_20_body" style:list-style-name="L2">
      <style:text-properties fo:language="fr" fo:country="FR" officeooo:paragraph-rsid="00338f71"/>
    </style:style>
    <style:style style:name="P11" style:family="paragraph" style:parent-style-name="Text_20_body" style:list-style-name="L2">
      <style:text-properties fo:language="fr" fo:country="FR" officeooo:rsid="0033f7bb" officeooo:paragraph-rsid="0033f7bb"/>
    </style:style>
    <style:style style:name="P12" style:family="paragraph" style:parent-style-name="Text_20_body" style:list-style-name="L2">
      <style:text-properties fo:language="fr" fo:country="FR" officeooo:rsid="00497592" officeooo:paragraph-rsid="00497592"/>
    </style:style>
    <style:style style:name="P13" style:family="paragraph" style:parent-style-name="Text_20_body">
      <style:text-properties fo:language="fr" fo:country="FR" officeooo:rsid="00382355" officeooo:paragraph-rsid="00382355"/>
    </style:style>
    <style:style style:name="P14" style:family="paragraph" style:parent-style-name="Text_20_body" style:list-style-name="L4">
      <style:text-properties fo:language="fr" fo:country="FR" officeooo:paragraph-rsid="004943f5"/>
    </style:style>
    <style:style style:name="P15" style:family="paragraph" style:parent-style-name="Text_20_body" style:list-style-name="L3">
      <style:text-properties fo:language="fr" fo:country="FR" officeooo:rsid="004943f5" officeooo:paragraph-rsid="004943f5"/>
    </style:style>
    <style:style style:name="P16" style:family="paragraph" style:parent-style-name="Text_20_body" style:list-style-name="L3">
      <style:text-properties fo:language="fr" fo:country="FR" officeooo:rsid="004b547e" officeooo:paragraph-rsid="004b547e"/>
    </style:style>
    <style:style style:name="P17" style:family="paragraph" style:parent-style-name="Text_20_body" style:list-style-name="L2">
      <style:text-properties officeooo:rsid="0035bfa7" officeooo:paragraph-rsid="0035bfa7"/>
    </style:style>
    <style:style style:name="P18" style:family="paragraph" style:parent-style-name="Text_20_body" style:list-style-name="L2">
      <style:text-properties officeooo:rsid="00382355" officeooo:paragraph-rsid="00382355"/>
    </style:style>
    <style:style style:name="P19" style:family="paragraph" style:parent-style-name="Title">
      <style:text-properties fo:language="fr" fo:country="FR"/>
    </style:style>
    <style:style style:name="T1" style:family="text">
      <style:text-properties officeooo:rsid="0021a41f"/>
    </style:style>
    <style:style style:name="T2" style:family="text">
      <style:text-properties officeooo:rsid="0025af25"/>
    </style:style>
    <style:style style:name="T3" style:family="text">
      <style:text-properties officeooo:rsid="00292089"/>
    </style:style>
    <style:style style:name="T4" style:family="text">
      <style:text-properties officeooo:rsid="002d9dbb"/>
    </style:style>
    <style:style style:name="T5" style:family="text">
      <style:text-properties officeooo:rsid="0031f326"/>
    </style:style>
    <style:style style:name="T6" style:family="text">
      <style:text-properties officeooo:rsid="00338f71"/>
    </style:style>
    <style:style style:name="T7" style:family="text">
      <style:text-properties officeooo:rsid="0033f7bb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338f71"/>
    </style:style>
    <style:style style:name="T10" style:family="text">
      <style:text-properties fo:language="fr" fo:country="FR" officeooo:rsid="0033f7bb"/>
    </style:style>
    <style:style style:name="T11" style:family="text">
      <style:text-properties fo:language="fr" fo:country="FR" officeooo:rsid="0037b723"/>
    </style:style>
    <style:style style:name="T12" style:family="text">
      <style:text-properties fo:language="fr" fo:country="FR" officeooo:rsid="0046d1aa"/>
    </style:style>
    <style:style style:name="T13" style:family="text">
      <style:text-properties fo:language="fr" fo:country="FR" officeooo:rsid="00476393"/>
    </style:style>
    <style:style style:name="T14" style:family="text">
      <style:text-properties fo:language="fr" fo:country="FR" fo:font-weight="bold" style:font-weight-asian="bold" style:font-weight-complex="bold"/>
    </style:style>
    <style:style style:name="T15" style:family="text">
      <style:text-properties fo:language="fr" fo:country="FR" fo:font-weight="bold" officeooo:rsid="003825aa" style:font-weight-asian="bold" style:font-weight-complex="bold"/>
    </style:style>
    <style:style style:name="T16" style:family="text">
      <style:text-properties fo:language="fr" fo:country="FR" fo:font-weight="bold" officeooo:rsid="00476393" style:font-weight-asian="bold" style:font-weight-complex="bold"/>
    </style:style>
    <style:style style:name="T17" style:family="text">
      <style:text-properties fo:language="fr" fo:country="FR" fo:font-weight="normal" style:font-weight-asian="normal" style:font-weight-complex="normal"/>
    </style:style>
    <style:style style:name="T18" style:family="text">
      <style:text-properties fo:language="fr" fo:country="FR" fo:font-weight="normal" officeooo:rsid="003825aa" style:font-weight-asian="normal" style:font-weight-complex="normal"/>
    </style:style>
    <style:style style:name="T19" style:family="text">
      <style:text-properties fo:language="fr" fo:country="FR" officeooo:rsid="00432a45"/>
    </style:style>
    <style:style style:name="T20" style:family="text">
      <style:text-properties fo:language="fr" fo:country="FR" fo:font-style="italic" officeooo:rsid="00432a45" style:font-style-asian="italic" style:font-style-complex="italic"/>
    </style:style>
    <style:style style:name="T21" style:family="text">
      <style:text-properties fo:language="fr" fo:country="FR" officeooo:rsid="004f815d"/>
    </style:style>
    <style:style style:name="T22" style:family="text">
      <style:text-properties officeooo:rsid="0035bfa7"/>
    </style:style>
    <style:style style:name="T23" style:family="text">
      <style:text-properties officeooo:rsid="0037b723"/>
    </style:style>
    <style:style style:name="T24" style:family="text">
      <style:text-properties fo:font-style="italic" officeooo:rsid="00432a45" style:font-style-asian="italic" style:font-style-complex="italic"/>
    </style:style>
    <style:style style:name="T25" style:family="text">
      <style:text-properties fo:font-style="italic" officeooo:rsid="004943f5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825aa" style:font-weight-asian="bold" style:font-weight-complex="bold"/>
    </style:style>
    <style:style style:name="T28" style:family="text">
      <style:text-properties fo:font-weight="bold" officeooo:rsid="00476393" style:font-weight-asian="bold" style:font-weight-complex="bold"/>
    </style:style>
    <style:style style:name="T29" style:family="text">
      <style:text-properties fo:font-weight="bold" officeooo:rsid="00510bdc" style:font-weight-asian="bold" style:font-weight-complex="bold"/>
    </style:style>
    <style:style style:name="T30" style:family="text">
      <style:text-properties fo:font-weight="bold" officeooo:rsid="00292089" style:font-weight-asian="bold" style:font-weight-complex="bold"/>
    </style:style>
    <style:style style:name="T31" style:family="text">
      <style:text-properties fo:font-weight="bold" officeooo:rsid="0033f7bb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25aa" style:font-weight-asian="normal" style:font-weight-complex="normal"/>
    </style:style>
    <style:style style:name="T34" style:family="text">
      <style:text-properties officeooo:rsid="00432a45"/>
    </style:style>
    <style:style style:name="T35" style:family="text">
      <style:text-properties officeooo:rsid="0046d1aa"/>
    </style:style>
    <style:style style:name="T36" style:family="text">
      <style:text-properties officeooo:rsid="00476393"/>
    </style:style>
    <style:style style:name="T37" style:family="text">
      <style:text-properties officeooo:rsid="004943f5"/>
    </style:style>
    <style:style style:name="T38" style:family="text">
      <style:text-properties officeooo:rsid="00494865"/>
    </style:style>
    <style:style style:name="T39" style:family="text">
      <style:text-properties officeooo:rsid="004b547e"/>
    </style:style>
    <style:style style:name="T40" style:family="text">
      <style:text-properties officeooo:rsid="004beda8"/>
    </style:style>
    <style:style style:name="T41" style:family="text">
      <style:text-properties officeooo:rsid="004d2cf0"/>
    </style:style>
    <style:style style:name="T42" style:family="text">
      <style:text-properties officeooo:rsid="00510b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ramework – Initiation à Spring avec Spring-boot</text:p>
      <text:p text:style-name="P2">CSID 2020 – 2021 · TP <text:span text:style-name="T2">2</text:span></text:p>
      <text:p text:style-name="P2">Vendredi <text:span text:style-name="T1">27</text:span> novembre 2020</text:p>
      <text:p text:style-name="P3"/>
      <text:h text:style-name="P1" text:outline-level="1">Initialisation</text:h>
      <text:p text:style-name="P4"/>
      <text:list xml:id="list4202156935" text:style-name="L1">
        <text:list-item>
          <text:p text:style-name="P5">Créer 2 répositories de tests sur Github (si vous n'avez pas encore de compte ou ne souhaitez pas utiliser votre compte personnel, créer un compte). <text:span text:style-name="T3">Initialiser les répositories avec un </text:span><text:span text:style-name="T30">README.</text:span><text:span text:style-name="T29">md</text:span></text:p>
        </text:list-item>
        <text:list-item>
          <text:p text:style-name="P6">Ajouter quelques issues à ces repositories <text:span text:style-name="T5">et a</text:span>jouter quelques pull-requests (créer une nouvelle branche, faire une modification sur le <text:span text:style-name="T26">README.</text:span><text:span text:style-name="T29">md</text:span>, commit, puis créer la pull-request)</text:p>
        </text:list-item>
        <text:list-item>
          <text:p text:style-name="P8">A partir des enpoints développés dans le TP 1, enregistrer les informations de ces 2 <text:span text:style-name="T4">repositories dans votre bases de données</text:span></text:p>
        </text:list-item>
      </text:list>
      <text:p text:style-name="P7"/>
      <text:h text:style-name="P1" text:outline-level="1">Le RestTemplate</text:h>
      <text:p text:style-name="P7"/>
      <text:list xml:id="list1927594" text:style-name="L2">
        <text:list-item>
          <text:p text:style-name="P10"><text:span text:style-name="T6">Créer </text:span><text:span text:style-name="T7">une classe GitRepositoryRepository ( </text:span>🤪 <text:span text:style-name="T7">). Annotez cette classe avec </text:span><text:span text:style-name="T31">@Repository</text:span><text:span text:style-name="T7"> ( ou </text:span><text:span text:style-name="T31">@Component</text:span><text:span text:style-name="T7"> ). Cette classe va maintenant servir d'intermédiaire entre notre RepositoryService et notre GitRepositoryDao: faites le nécessaire pour que le GitRepositoryService n'appelle plus GitRepositoryDao mais notre nouvelle classe.</text:span></text:p>
        </text:list-item>
        <text:list-item>
          <text:p text:style-name="P11">Créer une classe GithubRepositoryDao. <text:span text:style-name="T22">Faites en en bean managé par Spring. </text:span></text:p>
        </text:list-item>
        <text:list-item>
          <text:p text:style-name="P17"><text:span text:style-name="T8">Injecter un </text:span><text:a xlink:type="simple" xlink:href="https://docs.spring.io/spring-framework/docs/current/javadoc-api/org/springframework/web/client/RestTemplate.html" text:style-name="Internet_20_link" text:visited-style-name="Visited_20_Internet_20_Link">RestTemplate</text:a><text:span text:style-name="T8"> à cette classe. Le RestTemplate est un objet qui va nous permettre de faire des appels HTTP </text:span><text:span text:style-name="T11">vers une API REST. Il offre des méthodes permettant de réaliser la plupart des opérations courrantes d'un client HTTP, ainsi qu'une sérialization/desérialization JSON automatique</text:span></text:p>
        </text:list-item>
        <text:list-item>
          <text:p text:style-name="P18"><text:span text:style-name="T8">Grace à la méthode RestTemplate.getForEntity</text:span><text:span text:style-name="T12">(x, x, x) </text:span><text:span text:style-name="T8">, faire un appel à l'API Github vers l'un de vos repositories: </text:span><text:span text:style-name="T21">l'URL</text:span><text:span text:style-name="T8"> de base de l'API Github est </text:span><text:bookmark-start text:name="__DdeLink__1004_1231214938"/><text:a xlink:type="simple" xlink:href="https://api.github.com/" text:style-name="Internet_20_link" text:visited-style-name="Visited_20_Internet_20_Link">https://api.github.com</text:a><text:span text:style-name="T8">,</text:span><text:bookmark-end text:name="__DdeLink__1004_1231214938"/><text:span text:style-name="T8"> auquel vous ajouterez le chemin </text:span><text:span text:style-name="T13">«</text:span><text:span text:style-name="T8"> </text:span><text:span text:style-name="T14">/</text:span><text:bookmark-start text:name="__DdeLink__1006_1231214938"/><text:span text:style-name="T15">repos</text:span><text:span text:style-name="T14">/{owner}/{repository_name}</text:span><text:bookmark-end text:name="__DdeLink__1006_1231214938"/><text:span text:style-name="T14"> </text:span><text:span text:style-name="T16">»</text:span><text:span text:style-name="T17"> </text:span><text:span text:style-name="T18">(voir </text:span><text:a xlink:type="simple" xlink:href="https://docs.github.com/en/free-pro-team@latest/rest/reference/repos" text:style-name="Internet_20_link" text:visited-style-name="Visited_20_Internet_20_Link">https://docs.github.com/en/free-pro-team@latest/rest/reference/repos</text:a><text:span text:style-name="T18">)</text:span><text:span text:style-name="T8">. Afin de recevoir une réponse dans un objet, vous devrez créer une classe Java </text:span><text:span text:style-name="T19">(DTO)</text:span><text:span text:style-name="T8"> permettant de mapper les </text:span><text:soft-page-break/><text:span text:style-name="T8">informations retournées par Github. </text:span><text:span text:style-name="T19">Vous ajouterez l'annotation </text:span><text:span text:style-name="T20">@JsonIgnoreProperties(ignoreUnknown = true)</text:span><text:span text:style-name="T19"> à cette classe</text:span></text:p>
        </text:list-item>
        <text:list-item>
          <text:p text:style-name="P12">Dans la classe GitRepositoryRepository, injectez le bean GitRepositoryDao.</text:p>
        </text:list-item>
      </text:list>
      <text:p text:style-name="P13"/>
      <text:h text:style-name="P1" text:outline-level="1">L'assemblage</text:h>
      <text:p text:style-name="P3"/>
      <text:list xml:id="list2149904536" text:style-name="L4">
        <text:list-item>
          <text:p text:style-name="P14"><text:span text:style-name="T37">Lors d'un appel à un GET </text:span><text:span text:style-name="T25">/repository/{name}</text:span><text:span text:style-name="T37">, il faut:</text:span></text:p>
        </text:list-item>
      </text:list>
      <text:list xml:id="list559794981" text:style-name="L3">
        <text:list-item>
          <text:list>
            <text:list-item>
              <text:p text:style-name="P15">appeler la base de données afin de récupérer les informations sur le repository</text:p>
            </text:list-item>
            <text:list-item>
              <text:p text:style-name="P15">si la date de dernière mise à jour du <text:span text:style-name="T39">repository </text:span>est inférieure supérieur à 5mn, alors il faudra faire un appel à l'API REST de Github <text:span text:style-name="T39">(grace au GithubRepositoryDao) </text:span>afin de récupérer les valeurs <text:span text:style-name="T38">du nombre de issues et de forks, les enregistrer en base de données et retourner un objet Repository à jour au client; vous créerez les colonnes manquantes en base de données</text:span></text:p>
            </text:list-item>
          </text:list>
        </text:list-item>
        <text:list-item>
          <text:p text:style-name="P16">Ajouter un paramètre d'URL à la methode GET du controller (@QueryParam): ce paramètre va nous permettre de forcer l'update des informations de notre repository (un boolean suffira); si le boolean est <text:span text:style-name="T42">à </text:span>true, on appellera l'API REST Github même si les informations en base de données <text:span text:style-name="T40">ont moins de 5m </text:span><text:span text:style-name="T41">(on raffraichira toujours la base de données avec les informations de l'API REST Github). </text:span><text:span text:style-name="T42">Le paramètre sera obligatoire (regarder la documentation de l'annation pour savoir comment faire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21:12:44.769593021</meta:creation-date>
    <dc:date>2020-11-22T23:06:06.641563482</dc:date>
    <meta:editing-duration>P6DT21H9M12S</meta:editing-duration>
    <meta:editing-cycles>19</meta:editing-cycles>
    <meta:generator>LibreOffice/7.0.3.1$Linux_X86_64 LibreOffice_project/00$Build-1</meta:generator>
    <meta:document-statistic meta:table-count="0" meta:image-count="0" meta:object-count="0" meta:page-count="2" meta:paragraph-count="18" meta:word-count="450" meta:character-count="2969" meta:non-whitespace-character-count="2549"/>
  </office:meta>
</office:document-meta>
</file>